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style:text-underline-style="solid" style:text-underline-width="auto" style:text-underline-color="font-color" fo:font-weight="normal" style:font-weight-asian="normal" style:font-weight-complex="normal"/>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20 – Question 3</text:p>
      <text:p text:style-name="P1">There are many similarities and differences to compare and contrast between Monogamy and Polygyny. To start off, both of these ideas are organizational styles of families. Monogamy is the practice that the leadership of the household (so to say) is split between two people who form a mutually exclusive pair in romantic society. This is the most widely accepted form of family organization in the current world, very common in countries such as the United States of America and many of the countries in western Europe. Polygyny is, by contrast, the practice that the leadership of the household is split between any number of partners, normally larger than the two of Monogamy. While the only example given in the reading is a man having multiple wives in the community, it has been brought to my attention that this practice can be expanded to various different combinations of groupings, for example a woman being married to a man, but having multiple wives in addition. While this practice is considered immoral in some of the countries I have mentioned previously, it is actually a very accepted system in Africa for specific reasons. The most important (in my opinion) reason amongst these is the need for additional labor. The majority of culture in African economics is based around farming, and therefore as mentioned in the book, each new child put out by a family is an additional pair of hands that can work for the family. Having many different people creating new children in the same family can be very advantageous to the family as a whole in a way of creating a workforce. This has been a compare and contrast of Monogamy and Polygyny, and the reason why African societies in the past have preferred Polygyn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5-04-15T17:07:49</meta:creation-date>
    <dc:date>2015-04-15T17:34:54</dc:date>
    <dc:creator>David </dc:creator>
    <meta:editing-duration>PT16M18S</meta:editing-duration>
    <meta:editing-cycles>9</meta:editing-cycles>
    <meta:generator>LibreOffice/3.5$Linux_X86_64 LibreOffice_project/350m1$Build-2</meta:generator>
    <meta:document-statistic meta:table-count="0" meta:image-count="0" meta:object-count="0" meta:page-count="1" meta:paragraph-count="2" meta:word-count="299" meta:character-count="1749" meta:non-whitespace-character-count="1452"/>
  </office:meta>
</office:document-meta>
</file>